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swald" svg:font-family="Oswald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fo:font-style="normal" style:text-underline-style="none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" style:family="paragraph" style:parent-style-name="Standard"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Heading_20_1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 Morts-vivants de l'île brumeuse</text:p>
      <text:p text:style-name="Standard"/>
      <text:p text:style-name="P1"/>
      <text:h text:style-name="P12" text:outline-level="1"/>
      <text:h text:style-name="P12" text:outline-level="1">Captain Saw Leg &amp; Mr Boom 3&lt;4€</text:h>
      <text:p text:style-name="P1"/>
      <text:p text:style-name="Standard">Figurine en résine vendue avec socle MDF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.</text:p>
      <text:p text:style-name="P11"/>
      <text:p text:style-name="Standard"><text:span text:style-name="T5">Skeleton Buccaneers Etat-Major 5&lt;6€ :</text:span><text:line-break/></text:p>
      <text:p text:style-name="Standard">3 Figurines en résines venduent avec socle MDF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</text:p>
      <text:p text:style-name="P11"/>
      <text:p text:style-name="Standard"><text:span text:style-name="T5">Skeleton Buccaneers x10 6&lt;8€ :</text:span><text:line-break/></text:p>
      <text:p text:style-name="Standard">10 Figurines en résines venduent avec socle MDF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</text:p>
      <text:p text:style-name="P11"><text:span text:style-name="T7"/></text:p>
      <text:h text:style-name="P12" text:outline-level="1">Wigor “The bomber” Acheron 3&lt;4€</text:h>
      <text:p text:style-name="P1"/>
      <text:p text:style-name="Standard">Figurine en résine vendue avec socle MDF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.</text:p>
      <text:p text:style-name="P11"/>
      <text:p text:style-name="Standard"><text:soft-page-break/><text:span text:style-name="T5">Misty Island Gunners Etat-Major 4&lt;5€ :</text:span><text:line-break/></text:p>
      <text:p text:style-name="Standard">3 Figurines en résines venduent avec socle MDF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</text:p>
      <text:p text:style-name="P11"/>
      <text:p text:style-name="Standard"><text:span text:style-name="T5">Misty Island Gunners x10 10&lt;12€ :</text:span><text:line-break/></text:p>
      <text:p text:style-name="Standard">10 Figurines en résines venduent avec socle MDF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</text:p>
      <text:h text:style-name="P12" text:outline-level="1">Averill &amp; Leonora, the Conjoined Twins 3&lt;4€</text:h>
      <text:p text:style-name="P1"/>
      <text:p text:style-name="Standard">Figurine en résine vendue avec socle MDF. Taille de socle carré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2"/>
      <text:p text:style-name="Standard"><text:span text:style-name="T5">Deep Sea Zombies Etat-Major 6&lt;8€ :</text:span><text:line-break/></text:p>
      <text:p text:style-name="Standard">3 Figurines en résines venduent avec socle MDF. Taille de socle carré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2"/>
      <text:p text:style-name="Standard"><text:span text:style-name="T5">Deep Sea Zombies x10 12&lt;15€ :</text:span><text:line-break/></text:p>
      <text:p text:style-name="Standard">10 Figurines en résines venduent avec socle MDF. Taille de socle carré ou rond de 25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<text:soft-page-break/>Contactez moi.</text:p>
      <text:p text:style-name="P3">Photo non contractuel, Figurine à monter et sans socle autre que proposé.</text:p>
      <text:p text:style-name="P2"/>
      <text:p text:style-name="Standard"><text:span text:style-name="T5">Skull Crab Swarms x3 16&lt;20€ :</text:span><text:line-break/></text:p>
      <text:p text:style-name="Standard">3 Figurines en résines venduent avec socle MDF et scène en résine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Possibilté de prendre sans la sscène en résine pour 16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">Photo non contractuel, Figurine à monter et sans socle autre que proposé.</text:p>
      <text:p text:style-name="P1"/>
      <text:p text:style-name="P1"/>
      <text:p text:style-name="P1"/>
      <text:h text:style-name="P12" text:outline-level="1">Ozul, Ghūl King 6&lt;8€</text:h>
      <text:p text:style-name="P1"/>
      <text:p text:style-name="Standard">Figurine en résine vendue avec socle en résine. Taille de socle carré ou rond de 30mm.<text:line-break/>Adapté pour jeu de plateau comme Warhammer et plus particulièrement The IX Age <text:span text:style-name="T1">Fantasy Battles</text:span><text:span text:style-name="T2"> ou encore </text:span><text:span text:style-name="T1">Warhammer: The Old World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">Photo non contractuel, Figurine à monter et sans socle autre que proposé.</text:p>
      <text:p text:style-name="P1"/>
      <text:p text:style-name="P1"/>
      <text:p text:style-name="Standard"><text:span text:style-name="T5">Ghūl Etat-Major 7&lt;9€ :</text:span><text:line-break/></text:p>
      <text:p text:style-name="Standard">3 Figurines en résines venduent avec socle en résine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Possibilté de remplacer les socles en résine par des socles en MDF pour 2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">Photo non contractuel, Figurine à monter et sans socle autre que proposé.</text:p>
      <text:p text:style-name="P1"/>
      <text:p text:style-name="Standard"><text:span text:style-name="T5">Ghūl x10 16&lt;20€ :</text:span></text:p>
      <text:p text:style-name="Standard"><text:line-break/>10 Figurines en résines venduent avec socle MDF et scène en résine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Possibilté de remplacer les socles en résine par des socles en MDF pour 9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<text:soft-page-break/>Contactez moi.</text:p>
      <text:p text:style-name="P10">Photo non contractuel, Figurine à monter et sans socle autre que proposé.</text:p>
      <text:p text:style-name="P10"/>
      <text:p text:style-name="P7">Dregan Bones Acheron, the Necromancer 4&lt;5€</text:p>
      <text:p text:style-name="P10"/>
      <text:p text:style-name="Standard">Figurine en résine vendue avec socle en résine. Taille de socle carré ou rond de 2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ilité de remplacer le socle en résine par un socle en MDF pour 1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0">Photo non contractuel, Figurine à monter et sans socle autre que proposé.</text:p>
      <text:p text:style-name="P10"/>
      <text:h text:style-name="P12" text:outline-level="1">Captain “Smoke”, Undead Ogre hero 8&lt;10€</text:h>
      <text:p text:style-name="P1"/>
      <text:p text:style-name="Standard">Figurine en résine vendue avec socle MDF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">Photo non contractuel, Figurine à monter et sans socle autre que proposé.</text:p>
      <text:p text:style-name="P1"/>
      <text:p text:style-name="P1"/>
      <text:p text:style-name="Standard"><text:span text:style-name="T5">Undead Ogre Etat-Major 12&lt;15€ :</text:span><text:line-break/></text:p>
      <text:p text:style-name="Standard">3 Figurines en résines venduent avec socle MDF et scène en résine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">Photo non contractuel, Figurine à monter et sans socle autre que proposé.</text:p>
      <text:p text:style-name="P1"/>
      <text:p text:style-name="Standard"><text:span text:style-name="T5">Undead Ogre x3 13&lt;16€ :</text:span><text:line-break/></text:p>
      <text:p text:style-name="Standard">3 Figurines en résines venduent avec socle MDF et scène en résine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0">Photo non contractuel, Figurine à monter et sans socle autre que proposé.</text:p>
      <text:p text:style-name="P10"/>
      <text:p text:style-name="Standard"><text:soft-page-break/><text:span text:style-name="T5">Bat Manta Swarms x3 20&lt;24€ :</text:span><text:line-break/></text:p>
      <text:p text:style-name="Standard">3 Figurines en résines venduent avec socle MDF et scène en résine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Possibilté de prendre sans la sscène en résine pour 12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0">Photo non contractuel, Figurine à monter et sans socle autre que proposé.</text:p>
      <text:p text:style-name="P3"/>
      <text:p text:style-name="Standard"><text:span text:style-name="T5">Eldritch The Claw, Vycanthrope Hero 10&lt;12€ :</text:span><text:line-break/></text:p>
      <text:p text:style-name="Standard">Figurines en résine vendue avec socle MDF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0">Photo non contractuel, Figurine à monter et sans socle autre que proposé.</text:p>
      <text:p text:style-name="P3"/>
      <text:p text:style-name="Standard"><text:span text:style-name="T5">Vycanthropes Looters x3 10&lt;12€ :</text:span><text:line-break/></text:p>
      <text:p text:style-name="Standard">3 Figurines en résines venduent avec socle MDF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Standard"><text:span text:style-name="T3">Photo non contractuel, Figurine à monter et sans socle autre que proposé.</text:span></text:p>
      <text:p text:style-name="P10"/>
      <text:p text:style-name="Standard"><text:span text:style-name="T5">Deep Sea Diver &amp; Small Beauty 18&lt;22€ :</text:span><text:line-break/></text:p>
      <text:p text:style-name="Standard">Figurine en résine vendue avec socle MDF. Taille de socle carré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Deep Chariot 76€ :</text:span><text:line-break/></text:p>
      <text:p text:style-name="Standard">Figurine en résine vendue avec socle en résine. Taille de socle carré ou rond de 100x1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oft-page-break/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Trench Cannon 12&lt;15€ :</text:span><text:line-break/></text:p>
      <text:p text:style-name="Standard">Figurine en résine vendue avec socle MDF. Taille de socle rond de 6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Abyssal Mortar 10&lt;12€ :</text:span><text:line-break/></text:p>
      <text:p text:style-name="Standard">Figurine en résine vendue avec socle MDF. Taille de socle rond de 6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Sunken Giant 26&lt;32€ :</text:span><text:line-break/></text:p>
      <text:p text:style-name="Standard">Figurine en résine vendue avec socle MDF. Taille de socle carré ou rond de 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10"/>
      <text:p text:style-name="Standard"><text:span text:style-name="T5">Shipwreck screamers x3 20&lt;24€ :</text:span><text:line-break/></text:p>
      <text:p text:style-name="Standard">3 Figurines en résines venduent avec socle en résine. Taille de socle carré ou rond de 40mm.<text:line-break/>Adapté pour jeu de plateau comme Warhammer et plus particulièrement The IX Age <text:span text:style-name="T1">Fantasy Battles</text:span><text:span text:style-name="T2"> ou encore </text:span><text:span text:style-name="T1">Warhammer: The Old World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Earla, Queen of Shipwrecks 20&lt;24€ :</text:span><text:line-break/></text:p>
      <text:p text:style-name="Standard">Figurine en résine vendue avec socle en résine. Taille de socle carré ou rond de 60mm.<text:line-break/>Adapté pour jeu de plateau comme Warhammer et plus particulièrement The IX Age <text:span text:style-name="T1">Fantasy </text:span><text:soft-page-break/><text:span text:style-name="T1">Battles</text:span><text:span text:style-name="T2"> ou encore </text:span><text:span text:style-name="T1">Warhammer: The Old World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Antonette, the Headligh &amp; Trench collector 40€ :</text:span><text:line-break/></text:p>
      <text:p text:style-name="Standard">Figurine en résine vendue avec socle MDF. Taille de socle carré ou rond de 6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Bernadine Shadowless Corvinus 39€ :</text:span><text:line-break/></text:p>
      <text:p text:style-name="Standard">Figurine en résine vendue avec socle MDF. Taille de socle carré ou rond de 6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</text:p>
      <text:p text:style-name="P3"/>
      <text:p text:style-name="Standard"><text:span text:style-name="T5">Red Knights Etat-Major 47€ :</text:span><text:line-break/></text:p>
      <text:p text:style-name="Standard">3 Figurines en résines venduent avec socle en résine. Taille de socle carré ou rond de 30x6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Red Knights x5 49€ :</text:span><text:line-break/></text:p>
      <text:p text:style-name="Standard">5 Figurines en résines venduent avec socle en résine. Taille de socle carré ou rond de 30x6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Abyssal Golem 75€ :</text:span><text:line-break/></text:p>
      <text:p text:style-name="Standard"><text:soft-page-break/>Figurine en résine vendue avec socle en résine. Taille de socle carré ou rond de 10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ilité de remplacer le socle en résine par un socle en MDF pour 15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Corpse Hermit Crab 70€ :</text:span><text:line-break/></text:p>
      <text:p text:style-name="Standard">Figurine en résine vendue avec socle en résine. Taille de socle carré ou rond de 100x1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ilité de remplacer le socle en résine par un socle en MDF pour 10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P3"><text:span text:style-name="T5">Elnora Nightwind Acheron on Undead Vamp Ray 45€</text:span></text:p>
      <text:p text:style-name="P3"/>
      <text:p text:style-name="Standard">Figurine en résine vendue avec socle en résine. Taille de socle carré ou rond de 3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P3"/>
      <text:p text:style-name="Standard"><text:span text:style-name="T5">Alucard The Deep Acheron 8&lt;10€ :</text:span><text:line-break/></text:p>
      <text:p text:style-name="Standard">Figurine en résine vendue avec socle en résine. Taille de socle carré ou rond de 3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/text:p>
      <text:p text:style-name="Standard"><text:span text:style-name="T1">Possibilité de remplacer le socle en résine par un socle en MDF pour 5€ de moins.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p text:style-name="Standard"><text:span text:style-name="T5">Alucard On Zombie Dragon 85€ :</text:span><text:line-break/></text:p>
      <text:p text:style-name="Standard">Figurine en résine vendue avec socle en résine. Taille de socle carré ou rond de 100x150mm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oft-page-break/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3">Photo non contractuel, Figurine à monter et sans socle autre que proposé.</text:p>
      <text:p text:style-name="P3"/>
      <text:h text:style-name="P12" text:outline-level="1">Shipwreck Maker <text:s/>75€</text:h>
      <text:p text:style-name="P1"/>
      <text:p text:style-name="Standard">Figurine en résine vendue sans socle.<text:line-break/>Adapté pour jeu de plateau comme Warhammer et plus particulièrement The IX Age <text:span text:style-name="T1">Fantasy Battles</text:span><text:span text:style-name="T2"> ou encore </text:span><text:span text:style-name="T1">Warhammer: The Old World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4">Si vous voulez plus de contenu du type de cette figurine (Cf Lost Kingdom Miniature – </text:span><text:span text:style-name="T6">Undead of Misty Island</text:span><text:span text:style-name="T4">)</text:span><text:span text:style-name="T2"> </text:span></text:p>
      <text:p text:style-name="P1">Contactez moi.</text:p>
      <text:p text:style-name="P11">Photo non contractuel, Figurine à monter et sans socle autre que proposé.</text:p>
      <text:p text:style-name="P11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swald" svg:font-family="Oswald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5H50M25S</meta:editing-duration>
    <meta:editing-cycles>46</meta:editing-cycles>
    <meta:generator>OpenOffice/4.1.6$Win32 OpenOffice.org_project/416m1$Build-9790</meta:generator>
    <dc:date>2025-02-25T16:37:11.25</dc:date>
    <dc:creator>Ycham Bounouar</dc:creator>
    <meta:document-statistic meta:table-count="0" meta:image-count="0" meta:object-count="0" meta:page-count="9" meta:paragraph-count="187" meta:word-count="3394" meta:character-count="19998"/>
    <meta:user-defined meta:name="Info 1"/>
    <meta:user-defined meta:name="Info 2"/>
    <meta:user-defined meta:name="Info 3"/>
    <meta:user-defined meta:name="Info 4"/>
  </office:meta>
</office:document-meta>
</file>